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witch(t-czas)</text:p>
      <text:p text:style-name="Standard">case 2: <text:s/>j1=1; q2=1;</text:p>
      <text:p text:style-name="Standard">case 4: q2=0;</text:p>
      <text:p text:style-name="Standard">case 5: q1=1; q2=1;</text:p>
      <text:p text:style-name="Standard">case 7: q2=0;</text:p>
      <text:p text:style-name="Standard">case 8: q1=0;</text:p>
      <text:p text:style-name="Standard">case 11: j1=1; q1=0; q=0;</text:p>
      <text:p text:style-name="Standard">case 13; j1=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05T22:10:11.95</meta:creation-date>
    <dc:date>2014-06-05T22:14:43.63</dc:date>
    <meta:editing-duration>PT4M30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8" meta:word-count="26" meta:character-count="131"/>
  </office:meta>
</office:document-meta>
</file>